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tyle="normal" officeooo:rsid="0035c45c" officeooo:paragraph-rsid="0035c45c" style:font-style-asian="normal" style:font-style-complex="normal"/>
    </style:style>
    <style:style style:name="P3" style:family="paragraph" style:parent-style-name="Text">
      <style:text-properties fo:color="#000000" style:font-name="Arial1" fo:font-style="normal" officeooo:rsid="0035c45c" officeooo:paragraph-rsid="0036bf26" style:font-style-asian="normal" style:font-style-complex="normal"/>
    </style:style>
    <style:style style:name="P4" style:family="paragraph" style:parent-style-name="Text">
      <style:text-properties fo:color="#000000" style:font-name="Arial1" fo:font-style="normal" officeooo:rsid="0036bf26" officeooo:paragraph-rsid="0036bf26" style:font-style-asian="normal" style:font-style-complex="normal"/>
    </style:style>
    <style:style style:name="P5" style:family="paragraph" style:parent-style-name="Text">
      <style:text-properties fo:color="#000000" style:font-name="Arial1" fo:font-style="normal" officeooo:rsid="0036bf26" officeooo:paragraph-rsid="00387fd9" style:font-style-asian="normal" style:font-style-complex="normal"/>
    </style:style>
    <style:style style:name="P6" style:family="paragraph" style:parent-style-name="Text">
      <style:text-properties fo:color="#000000" style:font-name="Arial1" fo:font-style="normal" officeooo:rsid="0036bf26" officeooo:paragraph-rsid="0041f2a9" style:font-style-asian="normal" style:font-style-complex="normal"/>
    </style:style>
    <style:style style:name="P7" style:family="paragraph" style:parent-style-name="Text">
      <style:text-properties fo:color="#000000" style:font-name="Arial1" fo:font-style="normal" officeooo:rsid="00387fd9" officeooo:paragraph-rsid="00454821" style:font-style-asian="normal" style:font-style-complex="normal"/>
    </style:style>
    <style:style style:name="P8" style:family="paragraph" style:parent-style-name="Text">
      <style:text-properties fo:color="#000000" style:font-name="Arial1" fo:font-style="normal" officeooo:rsid="003b5ac6" officeooo:paragraph-rsid="003b5ac6" style:font-style-asian="normal" style:font-style-complex="normal"/>
    </style:style>
    <style:style style:name="P9" style:family="paragraph" style:parent-style-name="Text">
      <style:text-properties fo:color="#000000" style:font-name="Arial1" fo:font-style="normal" fo:font-weight="normal" officeooo:rsid="0036bf26" officeooo:paragraph-rsid="003b5ac6" style:font-style-asian="normal" style:font-weight-asian="normal" style:font-style-complex="normal" style:font-weight-complex="normal"/>
    </style:style>
    <style:style style:name="P10" style:family="paragraph" style:parent-style-name="Text">
      <style:text-properties fo:color="#000000" style:font-name="Arial1" fo:font-style="normal" fo:font-weight="normal" officeooo:rsid="003b5ac6" officeooo:paragraph-rsid="003b5ac6" style:font-style-asian="normal" style:font-weight-asian="normal" style:font-style-complex="normal" style:font-weight-complex="normal"/>
    </style:style>
    <style:style style:name="P11" style:family="paragraph" style:parent-style-name="Text">
      <style:text-properties fo:color="#000000" style:font-name="Arial1" fo:font-size="12pt" fo:font-style="normal" officeooo:rsid="003b5ac6" officeooo:paragraph-rsid="003c3e96" style:font-size-asian="12pt" style:font-style-asian="normal" style:font-size-complex="12pt" style:font-style-complex="normal"/>
    </style:style>
    <style:style style:name="P12" style:family="paragraph" style:parent-style-name="Text">
      <style:text-properties fo:color="#000000" style:font-name="Arial1" fo:font-size="12pt" fo:font-style="normal" officeooo:rsid="003b5ac6" officeooo:paragraph-rsid="0046a31c" style:font-size-asian="12pt" style:font-style-asian="normal" style:font-size-complex="12pt" style:font-style-complex="normal"/>
    </style:style>
    <style:style style:name="P13" style:family="paragraph" style:parent-style-name="Text">
      <style:text-properties fo:color="#000000" style:font-name="Arial1" fo:font-size="12pt" fo:font-style="normal" officeooo:rsid="003c3e96" officeooo:paragraph-rsid="003d5ad3" style:font-size-asian="12pt" style:font-style-asian="normal" style:font-size-complex="12pt" style:font-style-complex="normal"/>
    </style:style>
    <style:style style:name="P14" style:family="paragraph" style:parent-style-name="Text">
      <style:text-properties fo:color="#000000" style:font-name="Arial1" fo:font-size="12pt" fo:font-style="normal" officeooo:rsid="003d5ad3" officeooo:paragraph-rsid="003d7a2b" style:font-size-asian="12pt" style:font-style-asian="normal" style:font-size-complex="12pt" style:font-style-complex="normal"/>
    </style:style>
    <style:style style:name="P15" style:family="paragraph" style:parent-style-name="Text">
      <style:text-properties fo:color="#000000" style:font-name="Arial1" fo:font-size="12pt" fo:font-style="normal" fo:font-weight="normal" officeooo:rsid="003b5ac6" officeooo:paragraph-rsid="003c3e96" style:font-size-asian="12pt" style:font-style-asian="normal" style:font-weight-asian="normal" style:font-size-complex="12pt" style:font-style-complex="normal" style:font-weight-complex="normal"/>
    </style:style>
    <style:style style:name="P16" style:family="paragraph" style:parent-style-name="Text">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17" style:family="paragraph" style:parent-style-name="Text">
      <style:text-properties fo:color="#000000" style:font-name="Arial1" fo:font-size="12pt" fo:font-style="normal" fo:font-weight="normal" officeooo:rsid="003c3e96" officeooo:paragraph-rsid="0046a31c" style:font-size-asian="12pt" style:font-style-asian="normal" style:font-weight-asian="normal" style:font-size-complex="12pt" style:font-style-complex="normal" style:font-weight-complex="normal"/>
    </style:style>
    <style:style style:name="P18" style:family="paragraph" style:parent-style-name="Text">
      <style:text-properties fo:color="#000000" style:font-name="Arial1"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19" style:family="paragraph" style:parent-style-name="Text">
      <style:text-properties fo:color="#000000" style:font-name="Arial1" fo:font-size="12pt" fo:font-style="normal" fo:font-weight="normal" officeooo:rsid="003d4abd" officeooo:paragraph-rsid="003d4abd" style:font-size-asian="12pt" style:font-style-asian="normal" style:font-weight-asian="normal" style:font-size-complex="12pt" style:font-style-complex="normal" style:font-weight-complex="normal"/>
    </style:style>
    <style:style style:name="P20" style:family="paragraph" style:parent-style-name="Text">
      <style:text-properties fo:color="#000000" style:font-name="Arial1" fo:font-size="12pt" fo:font-style="normal" fo:font-weight="normal" officeooo:rsid="003d4abd" officeooo:paragraph-rsid="003d5ad3" style:font-size-asian="12pt" style:font-style-asian="normal" style:font-weight-asian="normal" style:font-size-complex="12pt" style:font-style-complex="normal" style:font-weight-complex="normal"/>
    </style:style>
    <style:style style:name="P21" style:family="paragraph" style:parent-style-name="Text">
      <style:text-properties fo:color="#000000" style:font-name="Arial1"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22" style:family="paragraph" style:parent-style-name="Text">
      <style:text-properties fo:color="#000000" style:font-name="Arial1" fo:font-size="12pt" fo:font-style="normal" fo:font-weight="normal" officeooo:rsid="0048b92b" officeooo:paragraph-rsid="0048b92b" style:font-size-asian="12pt" style:font-style-asian="normal" style:font-weight-asian="normal" style:font-size-complex="12pt" style:font-style-complex="normal" style:font-weight-complex="normal"/>
    </style:style>
    <style:style style:name="P23" style:family="paragraph" style:parent-style-name="Text">
      <style:text-properties fo:color="#000000" style:font-name="Arial1" fo:font-size="16pt" fo:font-style="normal" fo:font-weight="normal" officeooo:rsid="003b5ac6" officeooo:paragraph-rsid="003c3e96" style:font-size-asian="16pt" style:font-style-asian="normal" style:font-weight-asian="normal" style:font-size-complex="16pt" style:font-style-complex="normal" style:font-weight-complex="normal"/>
    </style:style>
    <style:style style:name="P24" style:family="paragraph" style:parent-style-name="Text">
      <style:text-properties fo:color="#000000" style:font-name="Arial1" fo:font-size="16pt" fo:font-style="normal" fo:font-weight="normal" officeooo:rsid="003d4abd" officeooo:paragraph-rsid="003d4abd" style:font-size-asian="16pt" style:font-style-asian="normal" style:font-weight-asian="normal" style:font-size-complex="16pt" style:font-style-complex="normal" style:font-weight-complex="normal"/>
    </style:style>
    <style:style style:name="P25" style:family="paragraph" style:parent-style-name="Text">
      <style:text-properties fo:color="#000000" style:font-name="Arial1" fo:font-size="16pt" fo:font-style="normal" fo:font-weight="normal" officeooo:rsid="003d5ad3" officeooo:paragraph-rsid="003d5ad3" style:font-size-asian="16pt" style:font-style-asian="normal" style:font-weight-asian="normal" style:font-size-complex="16pt" style:font-style-complex="normal" style:font-weight-complex="normal"/>
    </style:style>
    <style:style style:name="P26" style:family="paragraph" style:parent-style-name="Text">
      <style:text-properties fo:color="#000000" style:font-name="Arial" fo:font-size="12pt" fo:font-style="normal" fo:font-weight="normal" officeooo:rsid="003d7a2b" officeooo:paragraph-rsid="003d7a2b" style:font-size-asian="12pt" style:font-style-asian="normal" style:font-weight-asian="normal" style:font-size-complex="12pt" style:font-style-complex="normal" style:font-weight-complex="normal"/>
    </style:style>
    <style:style style:name="P27" style:family="paragraph" style:parent-style-name="Text">
      <style:text-properties fo:color="#000000" style:font-name="Arial"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28" style:family="paragraph" style:parent-style-name="Text">
      <style:text-properties fo:color="#000000" style:font-name="Arial" fo:font-size="12pt" fo:font-style="normal" fo:font-weight="normal" officeooo:rsid="00479607" officeooo:paragraph-rsid="00479607" style:font-size-asian="12pt" style:font-style-asian="normal" style:font-weight-asian="normal" style:font-size-complex="12pt" style:font-style-complex="normal" style:font-weight-complex="normal"/>
    </style:style>
    <style:style style:name="P29" style:family="paragraph" style:parent-style-name="Text">
      <style:text-properties fo:color="#000000" style:font-name="Arial" fo:font-size="12pt" fo:font-style="normal" fo:font-weight="bold" officeooo:rsid="003d7a2b" officeooo:paragraph-rsid="003d7a2b" style:font-size-asian="12pt" style:font-style-asian="normal" style:font-weight-asian="bold" style:font-size-complex="12pt" style:font-style-complex="normal" style:font-weight-complex="bold"/>
    </style:style>
    <style:style style:name="P30" style:family="paragraph" style:parent-style-name="Text">
      <style:text-properties fo:color="#000000" style:font-name="Arial" fo:font-size="12pt" fo:font-style="normal" officeooo:rsid="00479607" officeooo:paragraph-rsid="00479607" style:font-size-asian="12pt" style:font-style-asian="normal" style:font-size-complex="12pt" style:font-style-complex="normal"/>
    </style:style>
    <style:style style:name="P31" style:family="paragraph" style:parent-style-name="Text">
      <style:text-properties fo:color="#000000" style:font-name="Arial" fo:font-size="12pt" fo:font-style="normal" officeooo:rsid="0048b92b" officeooo:paragraph-rsid="0048b92b" style:font-size-asian="12pt" style:font-style-asian="normal" style:font-size-complex="12pt" style:font-style-complex="normal"/>
    </style:style>
    <style:style style:name="P32" style:family="paragraph" style:parent-style-name="Source_20_Code">
      <style:text-properties style:font-name="Source Code Pro" fo:font-size="10pt" style:font-size-asian="10pt" style:font-size-complex="10pt"/>
    </style:style>
    <style:style style:name="P33" style:family="paragraph" style:parent-style-name="Source_20_Code">
      <style:text-properties style:font-name="Source Code Pro" fo:font-size="9pt" style:font-size-asian="9pt" style:font-size-complex="9pt"/>
    </style:style>
    <style:style style:name="P34" style:family="paragraph" style:parent-style-name="Source_20_Code">
      <style:text-properties style:font-name="Source Code Pro" fo:font-size="9pt" officeooo:paragraph-rsid="003c3e96" style:font-size-asian="9pt" style:font-size-complex="9pt"/>
    </style:style>
    <style:style style:name="P35" style:family="paragraph" style:parent-style-name="Source_20_Code">
      <style:text-properties style:font-name="Source Code Pro" fo:font-size="9pt" officeooo:rsid="0043baab" officeooo:paragraph-rsid="0043baab" style:font-size-asian="9pt" style:font-size-complex="9pt"/>
    </style:style>
    <style:style style:name="P36" style:family="paragraph" style:parent-style-name="Source_20_Code">
      <style:text-properties style:font-name="Source Code Pro" fo:font-size="9pt" officeooo:paragraph-rsid="004ab37c" style:font-size-asian="9pt" style:font-size-complex="9pt"/>
    </style:style>
    <style:style style:name="P37" style:family="paragraph" style:parent-style-name="Text">
      <style:paragraph-properties fo:break-before="page"/>
      <style:text-properties fo:color="#000000" style:font-name="Arial1" fo:font-size="10pt" fo:font-style="normal" officeooo:rsid="0035c45c" officeooo:paragraph-rsid="00387fd9" style:font-size-asian="10pt" style:font-style-asian="normal" style:font-size-complex="10pt" style:font-style-complex="normal"/>
    </style:style>
    <style:style style:name="P38" style:family="paragraph" style:parent-style-name="Text">
      <style:paragraph-properties fo:break-before="page"/>
      <style:text-properties fo:color="#000000" style:font-name="Arial1" fo:font-size="12pt" fo:font-style="normal" officeooo:rsid="0035c45c" officeooo:paragraph-rsid="003c3e96" style:font-size-asian="12pt" style:font-style-asian="normal" style:font-size-complex="12pt" style:font-style-complex="normal"/>
    </style:style>
    <style:style style:name="P39" style:family="paragraph" style:parent-style-name="Text">
      <style:paragraph-properties fo:break-before="page"/>
      <style:text-properties fo:color="#000000" style:font-name="Arial1" fo:font-size="12pt" fo:font-style="normal" officeooo:rsid="0035c45c" officeooo:paragraph-rsid="003d5ad3" style:font-size-asian="12pt" style:font-style-asian="normal" style:font-size-complex="12pt" style:font-style-complex="normal"/>
    </style:style>
    <style:style style:name="P40" style:family="paragraph" style:parent-style-name="Text">
      <style:paragraph-properties fo:break-before="page"/>
      <style:text-properties fo:color="#000000" style:font-name="Arial1" fo:font-size="12pt" fo:font-style="normal" officeooo:rsid="003d5ad3" officeooo:paragraph-rsid="003d7a2b" style:font-size-asian="12pt" style:font-style-asian="normal" style:font-size-complex="12pt" style:font-style-complex="normal"/>
    </style:style>
    <style:style style:name="P41" style:family="paragraph" style:parent-style-name="Source_20_Code">
      <style:text-properties style:font-name="Source Code Pro" fo:font-size="10pt" officeooo:rsid="00454821" officeooo:paragraph-rsid="004b7a00" style:font-size-asian="10pt" style:font-size-complex="10pt"/>
    </style:style>
    <style:style style:name="P42" style:family="paragraph" style:parent-style-name="Source_20_Code">
      <style:text-properties style:font-name="Source Code Pro" fo:font-size="10pt" officeooo:paragraph-rsid="004b7a00" style:font-size-asian="10pt" style:font-size-complex="10pt"/>
    </style:style>
    <style:style style:name="P43" style:family="paragraph" style:parent-style-name="Source_20_Code">
      <style:text-properties fo:color="#000000" style:font-name="Arial1" fo:font-size="12pt" fo:font-style="normal" fo:font-weight="normal" officeooo:rsid="003d4abd" officeooo:paragraph-rsid="003c3e96" style:font-size-asian="12pt" style:font-style-asian="normal" style:font-weight-asian="normal" style:font-size-complex="12pt" style:font-style-complex="normal" style:font-weight-complex="normal"/>
    </style:style>
    <style:style style:name="P44" style:family="paragraph" style:parent-style-name="Text">
      <style:text-properties fo:color="#000000" style:font-name="Arial1" fo:font-style="normal" officeooo:rsid="00387fd9" officeooo:paragraph-rsid="00454821" style:font-style-asian="normal" style:font-style-complex="normal"/>
    </style:style>
    <style:style style:name="P45" style:family="paragraph" style:parent-style-name="Text">
      <style:text-properties fo:color="#000000" style:font-name="Arial1" fo:font-style="normal" officeooo:rsid="00387fd9" officeooo:paragraph-rsid="00387fd9" style:font-style-asian="normal" style:font-style-complex="normal"/>
    </style:style>
    <style:style style:name="P46" style:family="paragraph" style:parent-style-name="Text">
      <style:text-properties fo:color="#000000" style:font-name="Arial1" fo:font-style="normal" officeooo:rsid="004d1a4b" officeooo:paragraph-rsid="004d1a4b" style:font-style-asian="normal" style:font-style-complex="normal"/>
    </style:style>
    <style:style style:name="P47" style:family="paragraph" style:parent-style-name="Text">
      <style:text-properties fo:color="#000000" style:font-name="Arial1" fo:font-style="normal" officeooo:rsid="004d1a4b" officeooo:paragraph-rsid="004d7c7d" style:font-style-asian="normal" style:font-style-complex="normal"/>
    </style:style>
    <style:style style:name="P48" style:family="paragraph" style:parent-style-name="Text">
      <style:text-properties fo:color="#000000" style:font-name="Arial1" fo:font-style="normal" officeooo:rsid="004d7c7d" officeooo:paragraph-rsid="004d7c7d" style:font-style-asian="normal" style:font-style-complex="normal"/>
    </style:style>
    <style:style style:name="P49" style:family="paragraph" style:parent-style-name="Text">
      <style:text-properties fo:color="#000000" style:font-name="Arial1" fo:font-style="normal" officeooo:rsid="004f5d44" officeooo:paragraph-rsid="004f5d44" style:font-style-asian="normal" style:font-style-complex="normal"/>
    </style:style>
    <style:style style:name="P50" style:family="paragraph" style:parent-style-name="Text">
      <style:text-properties fo:color="#000000" style:font-name="Arial1" fo:font-style="normal" officeooo:rsid="0050ffc5" officeooo:paragraph-rsid="0050ffc5" style:font-style-asian="normal" style:font-style-complex="normal"/>
    </style:style>
    <style:style style:name="P51" style:family="paragraph" style:parent-style-name="Text">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52" style:family="paragraph" style:parent-style-name="Text">
      <style:text-properties fo:color="#000000" style:font-name="Arial1" fo:font-style="normal" fo:font-weight="normal" officeooo:rsid="004f734e" officeooo:paragraph-rsid="004f734e" style:font-style-asian="normal" style:font-weight-asian="normal" style:font-style-complex="normal" style:font-weight-complex="normal"/>
    </style:style>
    <style:style style:name="P53" style:family="paragraph" style:parent-style-name="Text">
      <style:text-properties fo:color="#000000" style:font-name="Arial1" fo:font-style="normal" fo:font-weight="normal" officeooo:rsid="0050ffc5" officeooo:paragraph-rsid="0050ffc5" style:font-style-asian="normal" style:font-weight-asian="normal" style:font-style-complex="normal" style:font-weight-complex="normal"/>
    </style:style>
    <style:style style:name="P54" style:family="paragraph" style:parent-style-name="Text">
      <style:text-properties fo:color="#000000" style:font-name="Arial1" fo:font-style="normal" fo:font-weight="normal" officeooo:rsid="003b5ac6" officeooo:paragraph-rsid="003b5ac6" style:font-style-asian="normal" style:font-weight-asian="normal" style:font-style-complex="normal" style:font-weight-complex="normal"/>
    </style:style>
    <style:style style:name="P55" style:family="paragraph" style:parent-style-name="Text" style:list-style-name="L2">
      <style:text-properties fo:color="#000000" style:font-name="Arial1" fo:font-size="12pt" fo:font-style="normal" officeooo:rsid="003d5ad3" officeooo:paragraph-rsid="003d7a2b" style:font-size-asian="12pt" style:font-style-asian="normal" style:font-size-complex="12pt" style:font-style-complex="normal"/>
    </style:style>
    <style:style style:name="P56" style:family="paragraph" style:parent-style-name="Text" style:list-style-name="L2">
      <style:text-properties fo:color="#000000" style:font-name="Arial1" fo:font-size="12pt" fo:font-style="normal" officeooo:rsid="003d5ad3" officeooo:paragraph-rsid="003f0ec7" style:font-size-asian="12pt" style:font-style-asian="normal" style:font-size-complex="12pt" style:font-style-complex="normal"/>
    </style:style>
    <style:style style:name="P57" style:family="paragraph" style:parent-style-name="Text" style:list-style-name="L2">
      <style:text-properties fo:color="#000000" style:font-name="Arial1" fo:font-size="12pt" fo:font-style="normal" officeooo:rsid="003d5ad3" officeooo:paragraph-rsid="0051e8c6" style:font-size-asian="12pt" style:font-style-asian="normal" style:font-size-complex="12pt" style:font-style-complex="normal"/>
    </style:style>
    <style:style style:name="P58" style:family="paragraph" style:parent-style-name="Text">
      <style:text-properties fo:color="#000000" style:font-name="Arial1" fo:font-size="12pt" fo:font-style="normal" officeooo:rsid="003d5ad3" officeooo:paragraph-rsid="0051e8c6" style:font-size-asian="12pt" style:font-style-asian="normal" style:font-size-complex="12pt" style:font-style-complex="normal"/>
    </style:style>
    <style:style style:name="P59" style:family="paragraph" style:parent-style-name="Text">
      <style:text-properties fo:color="#000000" style:font-name="Arial1" fo:font-size="12pt" fo:font-style="normal" officeooo:rsid="003b5ac6" officeooo:paragraph-rsid="003b5ac6" style:font-size-asian="12pt" style:font-style-asian="normal" style:font-size-complex="12pt" style:font-style-complex="normal"/>
    </style:style>
    <style:style style:name="P60" style:family="paragraph" style:parent-style-name="Text">
      <style:text-properties fo:color="#000000" style:font-name="Arial1" fo:font-size="12pt" fo:font-style="normal" officeooo:rsid="003b5ac6" officeooo:paragraph-rsid="0050ffc5" style:font-size-asian="12pt" style:font-style-asian="normal" style:font-size-complex="12pt" style:font-style-complex="normal"/>
    </style:style>
    <style:style style:name="P61" style:family="paragraph" style:parent-style-name="Text">
      <style:text-properties fo:color="#000000" style:font-name="Arial1" fo:font-size="12pt" fo:font-style="normal" officeooo:rsid="0035c45c" officeooo:paragraph-rsid="0050ffc5" style:font-size-asian="12pt" style:font-style-asian="normal" style:font-size-complex="12pt" style:font-style-complex="normal"/>
    </style:style>
    <style:style style:name="P62" style:family="paragraph" style:parent-style-name="Text">
      <style:text-properties fo:color="#000000" style:font-name="Arial1" fo:font-size="12pt" fo:font-style="normal" officeooo:rsid="003d4abd" officeooo:paragraph-rsid="0051e8c6" style:font-size-asian="12pt" style:font-style-asian="normal" style:font-size-complex="12pt" style:font-style-complex="normal"/>
    </style:style>
    <style:style style:name="P63" style:family="paragraph" style:parent-style-name="Text">
      <style:text-properties fo:color="#000000" style:font-name="Arial1" fo:font-size="12pt" fo:font-style="normal" officeooo:rsid="003d7a2b" officeooo:paragraph-rsid="003d7a2b" style:font-size-asian="12pt" style:font-style-asian="normal" style:font-size-complex="12pt" style:font-style-complex="normal"/>
    </style:style>
    <style:style style:name="P64" style:family="paragraph" style:parent-style-name="Text">
      <style:text-properties fo:color="#000000" style:font-name="Arial1" fo:font-size="12pt" fo:font-style="normal" fo:font-weight="normal" officeooo:rsid="0050ffc5" officeooo:paragraph-rsid="0050ffc5" style:font-size-asian="12pt" style:font-style-asian="normal" style:font-weight-asian="normal" style:font-size-complex="12pt" style:font-style-complex="normal" style:font-weight-complex="normal"/>
    </style:style>
    <style:style style:name="P65" style:family="paragraph" style:parent-style-name="Text">
      <style:text-properties fo:color="#000000" style:font-name="Arial1" fo:font-size="12pt" fo:font-style="normal" fo:font-weight="normal" officeooo:rsid="003d4abd" officeooo:paragraph-rsid="003d4abd" style:font-size-asian="12pt" style:font-style-asian="normal" style:font-weight-asian="normal" style:font-size-complex="12pt" style:font-style-complex="normal" style:font-weight-complex="normal"/>
    </style:style>
    <style:style style:name="P66" style:family="paragraph" style:parent-style-name="Text">
      <style:text-properties fo:color="#000000" style:font-name="Arial1" fo:font-size="12pt" fo:font-style="normal" fo:font-weight="normal" officeooo:rsid="003d4abd" officeooo:paragraph-rsid="0051e8c6" style:font-size-asian="12pt" style:font-style-asian="normal" style:font-weight-asian="normal" style:font-size-complex="12pt" style:font-style-complex="normal" style:font-weight-complex="normal"/>
    </style:style>
    <style:style style:name="P67" style:family="paragraph" style:parent-style-name="Text">
      <style:text-properties fo:color="#000000" style:font-name="Arial1" fo:font-size="12pt" fo:font-style="normal" fo:font-weight="normal" officeooo:rsid="00387fd9" officeooo:paragraph-rsid="0051e8c6" style:font-size-asian="12pt" style:font-style-asian="normal" style:font-weight-asian="normal" style:font-size-complex="12pt" style:font-style-complex="normal" style:font-weight-complex="normal"/>
    </style:style>
    <style:style style:name="P68" style:family="paragraph" style:parent-style-name="Text">
      <style:text-properties fo:color="#000000" style:font-name="Arial1" fo:font-size="12pt" fo:font-style="normal" fo:font-weight="normal" officeooo:rsid="00479607" officeooo:paragraph-rsid="0051e8c6" style:font-size-asian="12pt" style:font-style-asian="normal" style:font-weight-asian="normal" style:font-size-complex="12pt" style:font-style-complex="normal" style:font-weight-complex="normal"/>
    </style:style>
    <style:style style:name="P69" style:family="paragraph" style:parent-style-name="Text">
      <style:text-properties fo:color="#000000" style:font-name="Arial1" fo:font-size="10pt" fo:font-style="normal" officeooo:rsid="004d1a4b" officeooo:paragraph-rsid="00387fd9" style:font-size-asian="10pt" style:font-style-asian="normal" style:font-size-complex="10pt" style:font-style-complex="normal"/>
    </style:style>
    <style:style style:name="P70" style:family="paragraph" style:parent-style-name="Text">
      <style:text-properties fo:color="#000000" style:font-name="Arial1" fo:font-size="16pt" fo:font-style="normal" fo:font-weight="normal" officeooo:rsid="003c3e96" officeooo:paragraph-rsid="003c3e96" style:font-size-asian="16pt" style:font-style-asian="normal" style:font-weight-asian="normal" style:font-size-complex="16pt" style:font-style-complex="normal" style:font-weight-complex="normal"/>
    </style:style>
    <style:style style:name="P71" style:family="paragraph" style:parent-style-name="Text">
      <style:text-properties fo:color="#000000" style:font-name="Arial1" fo:font-size="16pt" fo:font-style="normal" fo:font-weight="normal" officeooo:rsid="003c3e96" officeooo:paragraph-rsid="0050ffc5" style:font-size-asian="16pt" style:font-style-asian="normal" style:font-weight-asian="normal" style:font-size-complex="16pt" style:font-style-complex="normal" style:font-weight-complex="normal"/>
    </style:style>
    <style:style style:name="P72" style:family="paragraph" style:parent-style-name="Text">
      <style:text-properties fo:color="#000000" style:font-name="Courier New" fo:font-style="normal" fo:font-weight="bold" officeooo:rsid="004f734e" officeooo:paragraph-rsid="004f734e" style:font-style-asian="normal" style:font-weight-asian="bold" style:font-style-complex="normal" style:font-weight-complex="bold"/>
    </style:style>
    <style:style style:name="P73" style:family="paragraph" style:parent-style-name="Text" style:master-page-name="Standard">
      <style:paragraph-properties style:page-number="auto"/>
      <style:text-properties fo:color="#000000" style:font-name="Arial1" fo:font-size="16pt" fo:font-style="normal" officeooo:rsid="0036bf26" officeooo:paragraph-rsid="0035c45c" style:font-size-asian="16pt" style:font-style-asian="normal" style:font-size-complex="16pt" style:font-style-complex="normal"/>
    </style:style>
    <style:style style:name="P74" style:family="paragraph" style:parent-style-name="Text">
      <style:paragraph-properties fo:break-before="page"/>
      <style:text-properties fo:color="#000000" style:font-name="Arial1" fo:font-style="normal" officeooo:rsid="00387fd9" officeooo:paragraph-rsid="00454821" style:font-style-asian="normal" style:font-style-complex="normal"/>
    </style:style>
    <style:style style:name="P75" style:family="paragraph" style:parent-style-name="Text">
      <style:paragraph-properties fo:break-before="page"/>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76" style:family="paragraph" style:parent-style-name="Text">
      <style:paragraph-properties fo:break-before="page"/>
      <style:text-properties fo:color="#000000" style:font-name="Arial1" fo:font-size="12pt" fo:font-style="normal" officeooo:rsid="0035c45c" officeooo:paragraph-rsid="003c3e96" style:font-size-asian="12pt" style:font-style-asian="normal" style:font-size-complex="12pt" style:font-style-complex="normal"/>
    </style:style>
    <style:style style:name="P77" style:family="paragraph" style:parent-style-name="Text">
      <style:paragraph-properties fo:break-before="page"/>
      <style:text-properties fo:color="#000000" style:font-name="Arial" fo:font-size="12pt" fo:font-style="normal" officeooo:rsid="003d7a2b" officeooo:paragraph-rsid="003d7a2b" style:font-size-asian="12pt" style:font-style-asian="normal" style:font-size-complex="12pt" style:font-style-complex="normal"/>
    </style:style>
    <style:style style:name="P78" style:family="paragraph" style:parent-style-name="Text">
      <style:paragraph-properties fo:break-before="page"/>
      <style:text-properties officeooo:paragraph-rsid="003d4abd"/>
    </style:style>
    <style:style style:name="T1" style:family="text">
      <style:text-properties fo:font-weight="normal" style:font-weight-asian="normal" style:font-weight-complex="normal"/>
    </style:style>
    <style:style style:name="T2" style:family="text">
      <style:text-properties fo:font-weight="normal" officeooo:rsid="003c3e96" style:font-weight-asian="normal" style:font-weight-complex="normal"/>
    </style:style>
    <style:style style:name="T3" style:family="text">
      <style:text-properties fo:font-weight="normal" officeooo:rsid="003d4abd" style:font-weight-asian="normal" style:font-weight-complex="normal"/>
    </style:style>
    <style:style style:name="T4" style:family="text">
      <style:text-properties fo:font-weight="normal" officeooo:rsid="003d5ad3" style:font-weight-asian="normal" style:font-weight-complex="normal"/>
    </style:style>
    <style:style style:name="T5" style:family="text">
      <style:text-properties fo:font-weight="normal" officeooo:rsid="0040d20a" style:font-weight-asian="normal" style:font-weight-complex="normal"/>
    </style:style>
    <style:style style:name="T6" style:family="text">
      <style:text-properties fo:font-weight="normal" officeooo:rsid="0048b92b" style:font-weight-asian="normal" style:font-weight-complex="normal"/>
    </style:style>
    <style:style style:name="T7" style:family="text">
      <style:text-properties fo:font-weight="normal" officeooo:rsid="0048c3dc" style:font-weight-asian="normal" style:font-weight-complex="normal"/>
    </style:style>
    <style:style style:name="T8" style:family="text">
      <style:text-properties fo:font-weight="normal" officeooo:rsid="0051e8c6" style:font-weight-asian="normal" style:font-weight-complex="normal"/>
    </style:style>
    <style:style style:name="T9" style:family="text">
      <style:text-properties fo:font-size="16pt" officeooo:rsid="00387fd9" style:font-size-asian="16pt" style:font-size-complex="16pt"/>
    </style:style>
    <style:style style:name="T10" style:family="text">
      <style:text-properties fo:font-size="16pt" officeooo:rsid="003b5ac6" style:font-size-asian="16pt" style:font-size-complex="16pt"/>
    </style:style>
    <style:style style:name="T11" style:family="text">
      <style:text-properties fo:font-size="16pt" officeooo:rsid="004f5d44" style:font-size-asian="16pt" style:font-size-complex="16pt"/>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6pt" fo:font-weight="normal" officeooo:rsid="00387fd9" style:font-size-asian="16pt" style:font-weight-asian="normal" style:font-size-complex="16pt" style:font-weight-complex="normal"/>
    </style:style>
    <style:style style:name="T14" style:family="text">
      <style:text-properties fo:font-size="16pt" fo:font-weight="normal" officeooo:rsid="003b5ac6" style:font-size-asian="16pt" style:font-weight-asian="normal" style:font-size-complex="16pt" style:font-weight-complex="normal"/>
    </style:style>
    <style:style style:name="T15" style:family="text">
      <style:text-properties fo:font-size="16pt" fo:font-weight="normal" officeooo:rsid="003c3e96" style:font-size-asian="16pt" style:font-weight-asian="normal" style:font-size-complex="16pt" style:font-weight-complex="normal"/>
    </style:style>
    <style:style style:name="T16" style:family="text">
      <style:text-properties fo:font-size="16pt" fo:font-weight="normal" officeooo:rsid="003d4abd" style:font-size-asian="16pt" style:font-weight-asian="normal" style:font-size-complex="16pt" style:font-weight-complex="normal"/>
    </style:style>
    <style:style style:name="T17" style:family="text">
      <style:text-properties fo:font-size="16pt" fo:font-weight="normal" officeooo:rsid="003d5ad3" style:font-size-asian="16pt" style:font-weight-asian="normal" style:font-size-complex="16pt" style:font-weight-complex="normal"/>
    </style:style>
    <style:style style:name="T18" style:family="text">
      <style:text-properties fo:font-size="16pt" fo:font-weight="normal" officeooo:rsid="003d7a2b" style:font-size-asian="16pt" style:font-weight-asian="normal" style:font-size-complex="16pt" style:font-weight-complex="normal"/>
    </style:style>
    <style:style style:name="T19" style:family="text">
      <style:text-properties fo:font-size="16pt" fo:font-weight="normal" officeooo:rsid="00479607" style:font-size-asian="16pt" style:font-weight-asian="normal" style:font-size-complex="16pt" style:font-weight-complex="normal"/>
    </style:style>
    <style:style style:name="T20" style:family="text">
      <style:text-properties fo:font-size="16pt" fo:font-weight="normal" officeooo:rsid="0048b92b" style:font-size-asian="16pt" style:font-weight-asian="normal" style:font-size-complex="16pt" style:font-weight-complex="normal"/>
    </style:style>
    <style:style style:name="T21" style:family="text">
      <style:text-properties fo:font-size="16pt" fo:font-weight="normal" officeooo:rsid="0050ffc5" style:font-size-asian="16pt" style:font-weight-asian="normal" style:font-size-complex="16pt" style:font-weight-complex="normal"/>
    </style:style>
    <style:style style:name="T22" style:family="text">
      <style:text-properties fo:font-size="16pt" fo:font-weight="normal" officeooo:rsid="0051e8c6" style:font-size-asian="16pt" style:font-weight-asian="normal" style:font-size-complex="16pt" style:font-weight-complex="normal"/>
    </style:style>
    <style:style style:name="T23" style:family="text">
      <style:text-properties fo:font-size="16pt" fo:font-weight="normal" officeooo:rsid="00533503" style:font-size-asian="16pt" style:font-weight-asian="normal" style:font-size-complex="16pt" style:font-weight-complex="normal"/>
    </style:style>
    <style:style style:name="T24" style:family="text">
      <style:text-properties fo:font-weight="bold" style:font-weight-asian="bold" style:font-weight-complex="bold"/>
    </style:style>
    <style:style style:name="T25" style:family="text">
      <style:text-properties fo:font-weight="bold" officeooo:rsid="003c3e96" style:font-weight-asian="bold" style:font-weight-complex="bold"/>
    </style:style>
    <style:style style:name="T26" style:family="text">
      <style:text-properties fo:font-weight="bold" officeooo:rsid="0048c3dc" style:font-weight-asian="bold" style:font-weight-complex="bold"/>
    </style:style>
    <style:style style:name="T27" style:family="text">
      <style:text-properties officeooo:rsid="003c3e96"/>
    </style:style>
    <style:style style:name="T28" style:family="text">
      <style:text-properties style:font-name="Arial"/>
    </style:style>
    <style:style style:name="T29" style:family="text">
      <style:text-properties style:font-name="Arial" fo:font-weight="normal" style:font-weight-asian="normal" style:font-weight-complex="normal"/>
    </style:style>
    <style:style style:name="T30" style:family="text">
      <style:text-properties style:font-name="Arial" fo:font-weight="normal" officeooo:rsid="003d7a2b" style:font-weight-asian="normal" style:font-weight-complex="normal"/>
    </style:style>
    <style:style style:name="T31" style:family="text">
      <style:text-properties style:font-name="Arial" fo:font-weight="normal" officeooo:rsid="003f0ec7" style:font-weight-asian="normal" style:font-weight-complex="normal"/>
    </style:style>
    <style:style style:name="T32" style:family="text">
      <style:text-properties style:font-name="Arial" fo:font-weight="normal" officeooo:rsid="0051e8c6" style:font-weight-asian="normal" style:font-weight-complex="normal"/>
    </style:style>
    <style:style style:name="T33" style:family="text">
      <style:text-properties style:font-name="Arial" fo:font-weight="bold" style:font-weight-asian="bold" style:font-weight-complex="bold"/>
    </style:style>
    <style:style style:name="T34" style:family="text">
      <style:text-properties style:font-name="Arial" fo:font-weight="bold" officeooo:rsid="003d7a2b" style:font-weight-asian="bold" style:font-weight-complex="bold"/>
    </style:style>
    <style:style style:name="T35" style:family="text">
      <style:text-properties style:font-name="Arial" fo:font-weight="bold" officeooo:rsid="0051e8c6" style:font-weight-asian="bold" style:font-weight-complex="bold"/>
    </style:style>
    <style:style style:name="T36" style:family="text">
      <style:text-properties officeooo:rsid="0040d20a"/>
    </style:style>
    <style:style style:name="T37" style:family="text">
      <style:text-properties officeooo:rsid="00437392"/>
    </style:style>
    <style:style style:name="T38" style:family="text">
      <style:text-properties officeooo:rsid="0043baab"/>
    </style:style>
    <style:style style:name="T39" style:family="text">
      <style:text-properties officeooo:rsid="00454821"/>
    </style:style>
    <style:style style:name="T40" style:family="text">
      <style:text-properties officeooo:rsid="00479607"/>
    </style:style>
    <style:style style:name="T41" style:family="text">
      <style:text-properties style:font-name="Arial1" fo:font-size="16pt" fo:font-weight="normal" officeooo:rsid="00387fd9" style:font-size-asian="16pt" style:font-weight-asian="normal" style:font-size-complex="16pt" style:font-weight-complex="normal"/>
    </style:style>
    <style:style style:name="T42" style:family="text">
      <style:text-properties style:font-name="Arial1" fo:font-size="16pt" fo:font-weight="normal" officeooo:rsid="003d5ad3" style:font-size-asian="16pt" style:font-weight-asian="normal" style:font-size-complex="16pt" style:font-weight-complex="normal"/>
    </style:style>
    <style:style style:name="T43" style:family="text">
      <style:text-properties style:font-name="Arial1" fo:font-size="16pt" fo:font-weight="normal" officeooo:rsid="0048b92b" style:font-size-asian="16pt" style:font-weight-asian="normal" style:font-size-complex="16pt" style:font-weight-complex="normal"/>
    </style:style>
    <style:style style:name="T44" style:family="text">
      <style:text-properties style:font-name="Arial1" fo:font-size="16pt" fo:font-weight="normal" officeooo:rsid="0051e8c6" style:font-size-asian="16pt" style:font-weight-asian="normal" style:font-size-complex="16pt" style:font-weight-complex="normal"/>
    </style:style>
    <style:style style:name="T45" style:family="text">
      <style:text-properties style:font-name="Arial1" fo:font-weight="normal" style:font-weight-asian="normal" style:font-weight-complex="normal"/>
    </style:style>
    <style:style style:name="T46" style:family="text">
      <style:text-properties style:font-name="Arial1" fo:font-weight="normal" officeooo:rsid="003d5ad3" style:font-weight-asian="normal" style:font-weight-complex="normal"/>
    </style:style>
    <style:style style:name="T47" style:family="text">
      <style:text-properties style:font-name="Arial1" fo:font-weight="normal" officeooo:rsid="0048c3dc" style:font-weight-asian="normal" style:font-weight-complex="normal"/>
    </style:style>
    <style:style style:name="T48" style:family="text">
      <style:text-properties style:font-name="Arial1" fo:font-weight="bold" style:font-weight-asian="bold" style:font-weight-complex="bold"/>
    </style:style>
    <style:style style:name="T49" style:family="text">
      <style:text-properties officeooo:rsid="004ab37c"/>
    </style:style>
    <style:style style:name="T50" style:family="text">
      <style:text-properties officeooo:rsid="004b7a00"/>
    </style:style>
    <style:style style:name="T51" style:family="text">
      <style:text-properties officeooo:rsid="004d1a4b"/>
    </style:style>
    <style:style style:name="T52" style:family="text">
      <style:text-properties officeooo:rsid="004d7c7d"/>
    </style:style>
    <style:style style:name="T53" style:family="text">
      <style:text-properties officeooo:rsid="004f5d44"/>
    </style:style>
    <style:style style:name="T54" style:family="text">
      <style:text-properties officeooo:rsid="004f734e"/>
    </style:style>
    <style:style style:name="T55" style:family="text">
      <style:text-properties officeooo:rsid="0050ffc5"/>
    </style:style>
    <style:style style:name="T56" style:family="text">
      <style:text-properties fo:color="#000000" style:font-name="Arial1" fo:font-size="16pt" fo:font-style="normal" fo:font-weight="normal" officeooo:rsid="00387fd9" style:font-size-asian="16pt" style:font-style-asian="normal" style:font-weight-asian="normal" style:font-size-complex="16pt" style:font-style-complex="normal" style:font-weight-complex="normal"/>
    </style:style>
    <style:style style:name="T57" style:family="text">
      <style:text-properties fo:color="#000000" style:font-name="Arial1" fo:font-size="16pt" fo:font-style="normal" fo:font-weight="normal" officeooo:rsid="003d4abd" style:font-size-asian="16pt" style:font-style-asian="normal" style:font-weight-asian="normal" style:font-size-complex="16pt" style:font-style-complex="normal" style:font-weight-complex="normal"/>
    </style:style>
    <style:style style:name="T58" style:family="text">
      <style:text-properties fo:color="#000000" style:font-name="Arial1" fo:font-size="16pt" fo:font-style="normal" fo:font-weight="normal" officeooo:rsid="0051e8c6" style:font-size-asian="16pt" style:font-style-asian="normal" style:font-weight-asian="normal" style:font-size-complex="16pt" style:font-style-complex="normal" style:font-weight-complex="normal"/>
    </style:style>
    <style:style style:name="T59" style:family="text">
      <style:text-properties officeooo:rsid="0051e8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New Stanford Pascal – Installation for MVS (TK4-) <text:span text:style-name="T37">- and z/OS<text:line-break/>(Version of 2018.05)</text:span></text:p>
      <text:p text:style-name="P2"/>
      <text:p text:style-name="P4">First of all: please excuse possible errors in my English; I am German and not a native English speaker … I will do the best I can. </text:p>
      <text:p text:style-name="P2"/>
      <text:p text:style-name="P3"><text:span text:style-name="T50">Once again, I reworked the MVS installation. This new installation procedure avoids large files which must be uploaded to the Hercules machine or mainframe prior to the installation. Instead it uses remote jobs started by a Windows CMD file called SUBMVS. These jobs have large instream data sets (SYSIN DD …) and put all the files directly at the right places. I‘ll explain later how this is done. </text:span></text:p>
      <text:p text:style-name="P3"/>
      <text:p text:style-name="P6">To do the installation, you should refer to my GitHub repository <text:a xlink:type="simple" xlink:href="https://github.com/StanfordPascal/Pascal" text:style-name="Internet_20_link" text:visited-style-name="Visited_20_Internet_20_Link">https://github.com/StanfordPascal/Pascal</text:a>. It contains all the Pascal development stuff, including scripts and testcases and so on. You could download the whole repository as a ZIP file or simply pull it to your maschine; it is not that large. </text:p>
      <text:p text:style-name="P6"/>
      <text:p text:style-name="P6">For the MVS installation, you have to use the mvsinst subdirectory only; <text:span text:style-name="T36">you can </text:span>simply ignore all the rest. </text:p>
      <text:p text:style-name="P4"/>
      <text:p text:style-name="P4">The mvsinst subdirectory <text:span text:style-name="T38">should look similar to </text:span>this:<text:line-break/></text:p>
      <text:p text:style-name="P41"><text:span text:style-name="T50"><text:s/>Verzeichnis von c:\work\pascal\work\mvsinst</text:span></text:p>
      <text:p text:style-name="P41"/>
      <text:p text:style-name="P41"><text:span text:style-name="T50">08.12.2017 <text:s/>15:49 <text:s text:c="11"/>30.143 external_procedures.odt</text:span></text:p>
      <text:p text:style-name="P41"><text:span text:style-name="T50">08.12.2017 <text:s/>15:49 <text:s text:c="11"/>72.047 external_procedures.pdf</text:span></text:p>
      <text:p text:style-name="P41"><text:span text:style-name="T50">13.02.2018 <text:s/>01:42 <text:s text:c="11"/>30.175 installation_guide_mvs.odt</text:span></text:p>
      <text:p text:style-name="P41"><text:span text:style-name="T50">13.02.2018 <text:s/>01:43 <text:s text:c="10"/>268.348 installation_guide_mvs.pdf</text:span></text:p>
      <text:p text:style-name="P41"><text:span text:style-name="T50">07.10.2011 <text:s/>21:07 <text:s text:c="11"/>61.440 nc.exe</text:span></text:p>
      <text:p text:style-name="P41"><text:span text:style-name="T50">10.05.2018 <text:s/>22:45 <text:s text:c="12"/>4.218 pasalloc.job</text:span></text:p>
      <text:p text:style-name="P41"><text:span text:style-name="T50">02.03.2018 <text:s/>22:18 <text:s text:c="12"/>6.772 pasdecod.job</text:span></text:p>
      <text:p text:style-name="P41"><text:span text:style-name="T50">10.05.2018 <text:s/>22:45 <text:s text:c="12"/>2.045 pasdel.job</text:span></text:p>
      <text:p text:style-name="P41"><text:span text:style-name="T50">02.03.2018 <text:s/>22:20 <text:s text:c="14"/>824 PASINST1.JOB</text:span></text:p>
      <text:p text:style-name="P41"><text:span text:style-name="T50">02.03.2018 <text:s/>22:20 <text:s text:c="12"/>2.956 PASINST2.JOB</text:span></text:p>
      <text:p text:style-name="P41"><text:span text:style-name="T50">02.03.2018 <text:s/>22:19 <text:s text:c="10"/>381.455 pasload0.job</text:span></text:p>
      <text:p text:style-name="P41"><text:span text:style-name="T50">10.05.2018 <text:s/>22:37 <text:s text:c="8"/>7.441.842 pasload1.job</text:span></text:p>
      <text:p text:style-name="P41"><text:span text:style-name="T50">10.05.2018 <text:s/>22:38 <text:s text:c="10"/>991.945 pasload2.job</text:span></text:p>
      <text:p text:style-name="P41"><text:span text:style-name="T50">10.05.2018 <text:s/>22:38 <text:s text:c="8"/>3.147.586 pasload3.job</text:span></text:p>
      <text:p text:style-name="P41"><text:span text:style-name="T50">02.03.2018 <text:s/>13:14 <text:s text:c="14"/>323 submvs.cmd</text:span></text:p>
      <text:p text:style-name="P41"><text:span text:style-name="T50"><text:s text:c="14"/>18 Datei(en), <text:s text:c="4"/>12.444.320 Bytes</text:span></text:p>
      <text:p text:style-name="P42"><text:span text:style-name="T50"><text:s text:c="15"/>2 Verzeichnis(se), 188.693.917.696 Bytes frei</text:span></text:p>
      <text:p text:style-name="P32"/>
      <text:p text:style-name="P7"/>
      <text:p text:style-name="P74">Most important <text:span text:style-name="T39">are </text:span>the <text:span text:style-name="T50">files PASLOAD1.JOB, PASLOAD2.JOB and PASLOAD3.JOB</text:span>, which contain all the <text:span text:style-name="T50">compiler </text:span>stuff. <text:span text:style-name="T50">But the other files with the JOB <text:s/>extension are important as well. </text:span></text:p>
      <text:p text:style-name="P7"/>
      <text:p text:style-name="P7"><text:span text:style-name="T39">PASLOAD1.JOB – <text:tab/>contains the compiler and the runtime (mandatory)<text:line-break/>PASLOAD2.JOB – <text:tab/>contains test programs and job control to compile them <text:line-break/>PASLOAD3.JOB – <text:tab/>contains older versions of the compiler (1979, 1982, 2012) <text:line-break/><text:tab/><text:tab/><text:tab/>and more sample programs </text:span><text:line-break/><text:line-break/><text:line-break/><text:span text:style-name="T51">Inside the load jobs, there is one large input (instream) data set, which contains data and meta information. This meta information tells the program SPLITMVS which runs inside the job: </text:span></text:p>
      <text:p text:style-name="P7"/>
      <text:p text:style-name="P46">- where to put the data (dataset name and member name) </text:p>
      <text:p text:style-name="P46">- how it is coded (normal text or hex-coded binary data) </text:p>
      <text:p text:style-name="P46"/>
      <text:p text:style-name="P46">The program <text:span text:style-name="T52">SPLITMVS </text:span>which runs inside the load jobs is a Pascal program. It is transferred to the target machine before the first of the 3 load jobs <text:span text:style-name="T52">runs</text:span>, using a job names PASLOAD0. </text:p>
      <text:p text:style-name="P46"/>
      <text:p text:style-name="P46">At PASLOAD0 time, SPLITMVS is not yet available. That‘s why in PASLOAD0 a program called PASDECOD does a similar job. PASDECOD is a very limited version <text:line-break/>of SPLITMVS, written in ASSEMBLER. It is transferred as ASSEMBLER source to the target machine and then assembled there, see PASDECOD.JOB. </text:p>
      <text:p text:style-name="P46"/>
      <text:p text:style-name="P48">That is: </text:p>
      <text:p text:style-name="P48"/>
      <text:p text:style-name="P48">- PASDECOD is transferred as ASSEMBLER source to the target system</text:p>
      <text:p text:style-name="P48">- PASDECOD is then used to transfer SPLITMVS to the target system </text:p>
      <text:p text:style-name="P48">- SPLITMVS is then used to transfer all the rest (all the compiler stuff) <text:line-break/> <text:s/>to the target system; SPLITMVS puts everything at the right place </text:p>
      <text:p text:style-name="P48">- because SPLITMVS transfers only 80 byte char and object modules, some <text:line-break/> <text:s/>runs of the linkage editor are needed to build load modules. </text:p>
      <text:p text:style-name="P47"/>
      <text:p text:style-name="P48">See the description of the steps needed to prepare the Stanford Pascal system on Hercules (or z/OS) on the following pages. </text:p>
      <text:p text:style-name="P46"/>
      <text:p text:style-name="P48"/>
      <text:p text:style-name="P69"/>
      <text:p text:style-name="P69"/>
      <text:p text:style-name="P37"><text:span text:style-name="T9">Step 1: </text:span><text:span text:style-name="T11">General considerations</text:span></text:p>
      <text:p text:style-name="P5"/>
      <text:p text:style-name="P45"><text:span text:style-name="T53">From some bad experience other users had, I know a little bit about the pitfalls you probably might encounter. </text:span></text:p>
      <text:p text:style-name="P45"/>
      <text:p text:style-name="P49">What you need to accomplish in the end: run some jobs on your Hercules or z/OS installation that I prepared for you … but I know nothing about your installation. </text:p>
      <text:p text:style-name="P49"/>
      <text:p text:style-name="P49">Known problems: </text:p>
      <text:p text:style-name="P49"/>
      <text:p text:style-name="P49">a) Codepage </text:p>
      <text:p text:style-name="P45"/>
      <text:p text:style-name="P49">My jobs and programs use the Codepage 850 (ASCII); the installation will work best <text:line-break/>if your Hercules emulator uses the CODEPAGE 850/1047 setting. I hope that any other setting will do, too. The only character with a possible problem should be the vertical bar which is used for string concatenation; the compiler accepts two different <text:line-break/>code points for this. </text:p>
      <text:p text:style-name="P49"/>
      <text:p text:style-name="P49">b) Windows <text:span text:style-name="T54">dependencies</text:span></text:p>
      <text:p text:style-name="P49"/>
      <text:p text:style-name="P49">My files have been built on Windows, and that‘s why they have CRLF line ends <text:line-break/>(0x0d0a). If you don‘t like this (that is, if you are on Unix or Linux), you should change my files before you use them. <text:line-break/></text:p>
      <text:p text:style-name="P49">My SUBMVS.CMD script sends job control to MVS (on Hercules) using the <text:line-break/>socket interface; the Hercules configuration line looks like this: <text:s text:c="2"/><text:line-break/></text:p>
      <text:p text:style-name="P72">000C 3505 ${RDRPORT:=3505} sockdev ascii trunc eof<text:line-break/></text:p>
      <text:p text:style-name="P52">I use a programm called NC.EXE to send files from Windows to the Hercules machine (which listenes to the port 3505 at localhost). Th<text:span text:style-name="T55">e call of the NC program </text:span>looks like this in the SUBMVS.CMD script: <text:line-break/></text:p>
      <text:p text:style-name="P72">nc -w1 127.0.0.1 3505 &lt;%1</text:p>
      <text:p text:style-name="P51"><text:line-break/><text:span text:style-name="T54">If you are not using Windows, you will have to find another way how to send jobs from your client machine to the Hercules target. Or: you could send the job control files to the target machine using FTP (or another file transfer mechanism). But … </text:span></text:p>
      <text:p text:style-name="P51"/>
      <text:p text:style-name="P75"/>
      <text:p text:style-name="P52">c) The jobs are large </text:p>
      <text:p text:style-name="P52"/>
      <text:p text:style-name="P52">The size of the jobs (PASLOAD1 etc.) doesn‘t matter much, if you send them from your client machine to the Hercules target. Because then, the large instream file will not be stored. Instead, the instream file will be separated by SPLITMVS into smaller files, which are stored directly at the desired place. </text:p>
      <text:p text:style-name="P52"/>
      <text:p text:style-name="P52">But: if you decide to copy the whole job (PASLOAD1, PASLOAD2 etc.) to the target machine, you will probably run into space problems. I don‘t recommend this. If you absolutely want to do this, then make sure that you have a disk which is large enough to hold the data. </text:p>
      <text:p text:style-name="P52"/>
      <text:p text:style-name="P53">d) The jobs expect the HLQ of the datasets to be PASCALN</text:p>
      <text:p text:style-name="P53"/>
      <text:p text:style-name="P50"><text:span text:style-name="T1">if you want another HLQ, see next paragraph … <text:s text:c="3"/></text:span></text:p>
      <text:p text:style-name="P50"><text:span text:style-name="T13"/></text:p>
      <text:p text:style-name="P50"><text:span text:style-name="T13"/></text:p>
      <text:p text:style-name="P50"><text:span text:style-name="T9">Step </text:span><text:span text:style-name="T10">2</text:span><text:span text:style-name="T9">: </text:span><text:span text:style-name="T10">Choosing a HLQ for New Stanford Pascal </text:span></text:p>
      <text:p text:style-name="P9"/>
      <text:p text:style-name="P10">Choosing HLQ = PASCALN makes life easier; the distributed jobs will work without change, and the JCL procedures which are distributed in PASCALN.COMPILER.PROCLIB even need no change etc. </text:p>
      <text:p text:style-name="P10"/>
      <text:p text:style-name="P8"><text:span text:style-name="T1">Choosing another HLQ (for example HERC01) is possible, of course, but it requires you to change almost every installation job and you will have to specify the HLQ later on every compile job (or change the default in the procs</text:span><text:span text:style-name="T5">).</text:span></text:p>
      <text:p text:style-name="P10"/>
      <text:p text:style-name="P10">For the rest of this paper, I will assume that you choose the standard HLQ = PASCALN. </text:p>
      <text:p text:style-name="P10"/>
      <text:p text:style-name="P53">From this point on, I only talk about starting certain jobs, giving their name. <text:line-break/>It doesn‘t matter in general, if the job is started from remote using SUBMVS or a similar script, or from a TSO session (if the job has been transferred to the target machine). But there is one difference: if the job is started from remote, it needs USER and PASSWORD information, to be controlled by RAKF. </text:p>
      <text:p text:style-name="P10"/>
      <text:p text:style-name="P10"/>
      <text:p text:style-name="P59"><text:span text:style-name="T14"/></text:p>
      <text:p text:style-name="P38"><text:span text:style-name="T13">Step </text:span><text:span text:style-name="T21">3</text:span><text:span text:style-name="T13">: </text:span><text:span text:style-name="T15">Delete an old installation using Job PASDEL</text:span></text:p>
      <text:p text:style-name="P23"/>
      <text:p text:style-name="P11"><text:span text:style-name="T2">This job deletes an old installation (if present). </text:span><text:span text:style-name="T25">Take care !!</text:span></text:p>
      <text:p text:style-name="P16"/>
      <text:p text:style-name="P17">You will have to change the HLQ, if you didn‘t choose PASCALN. </text:p>
      <text:p text:style-name="P17"/>
      <text:p text:style-name="P17"/>
      <text:p text:style-name="P12"><text:span text:style-name="T1"><text:line-break/></text:span><text:span text:style-name="T13">Step </text:span><text:span text:style-name="T21">4</text:span><text:span text:style-name="T13">: </text:span><text:span text:style-name="T15">Create datasets for the Pascal system using Job PASALLOC</text:span></text:p>
      <text:p text:style-name="P23"/>
      <text:p text:style-name="P16">This job runs IEFBR14 and creates all missing datasets with the proper attributes. </text:p>
      <text:p text:style-name="P15"/>
      <text:p text:style-name="P15"><text:span text:style-name="T27">You will have to change the HLQ, if you didn‘t choose PASCALN. </text:span><text:line-break/></text:p>
      <text:p text:style-name="P16">When using PASCALN, you should have the following datasets after this step: </text:p>
      <text:p text:style-name="P16"/>
      <text:p text:style-name="P33"><text:s/>-------------------------------- <text:s/>RFE DSLIST <text:s/>--------------------- Row 1 of</text:p>
      <text:p text:style-name="P33"><text:s/>Command ===&gt; __________________________________________________ Scroll ===&gt; C</text:p>
      <text:p text:style-name="P33"><text:s/>S DATA-SET-NAME------------- VOLUME ALTRK USTRK ORG FRMT % XT LRECL BLKSZ REF</text:p>
      <text:p text:style-name="P33"><text:s/>' PASCALN.COMPILER.CNTL <text:s text:c="5"/>PUB013 <text:s text:c="3"/>15 <text:s text:c="4"/>4 PO <text:s/>FB <text:s/>26 <text:s/>1 <text:s text:c="3"/>80 19040 173</text:p>
      <text:p text:style-name="P33"><text:s/>' PASCALN.COMPILER.LOAD <text:s text:c="5"/>PUB013 <text:s text:c="3"/>30 <text:s text:c="3"/>24 PO <text:s/>U <text:s text:c="2"/>80 <text:s/>1 <text:s text:c="6"/>19069 173</text:p>
      <text:p text:style-name="P33"><text:s/>' PASCALN.COMPILER.MESSAGES <text:s/>PUB010 <text:s text:c="3"/>30 <text:s text:c="4"/>2 PO <text:s/>FB <text:s text:c="2"/>6 <text:s/>1 <text:s text:c="3"/>80 19040 173</text:p>
      <text:p text:style-name="P33"><text:s/>' PASCALN.COMPILER.PAS <text:s text:c="6"/>PUB003 <text:s text:c="2"/>300 <text:s text:c="2"/>210 PO <text:s/>FB <text:s/>70 <text:s/>2 <text:s text:c="3"/>80 19040 173</text:p>
      <text:p text:style-name="P33"><text:s/>' PASCALN.COMPILER.PROCLIB <text:s text:c="2"/>PUB002 <text:s text:c="3"/>15 <text:s text:c="4"/>1 PO <text:s/>FB <text:s text:c="2"/>6 <text:s/>1 <text:s text:c="3"/>80 19040 173</text:p>
      <text:p text:style-name="P33"><text:s/>' PASCALN.COMPILER.TEXT <text:s text:c="5"/>PUB001 <text:s text:c="3"/>48 <text:s text:c="3"/>30 PO <text:s/>FB <text:s/>62 <text:s/>2 <text:s text:c="3"/>80 19040 173</text:p>
      <text:p text:style-name="P33"><text:s/>' PASCALN.DBGINFO <text:s text:c="11"/>PUB011 <text:s text:c="3"/>24 <text:s text:c="3"/>10 PO <text:s/>FB <text:s/>41 <text:s/>1 <text:s text:c="3"/>80 19040 173</text:p>
      <text:p text:style-name="P35"><text:s/>' PASCALN.OLDCOMP.CNTL <text:s text:c="6"/>PUB013 <text:s text:c="2"/>300 <text:s text:c="4"/>1 PO <text:s/>FB <text:s text:c="2"/>0 <text:s/>1 <text:s text:c="3"/>80 19040 180</text:p>
      <text:p text:style-name="P35"><text:s/>' PASCALN.OLDCOMP.SAMPLE <text:s text:c="4"/>PUB013 <text:s text:c="2"/>300 <text:s text:c="3"/>57 PO <text:s/>FB <text:s/>19 <text:s/>1 <text:s text:c="3"/>80 19040 180</text:p>
      <text:p text:style-name="P35"><text:s/>' PASCALN.OLDCOMP.SOURCE <text:s text:c="4"/>PUB013 <text:s text:c="2"/>450 <text:s text:c="2"/>450 PO <text:s/>FB 100 16 <text:s text:c="3"/>80 19040 180</text:p>
      <text:p text:style-name="P33"><text:s/>' PASCALN.RUNTIME.ASM <text:s text:c="7"/>PUB000 <text:s text:c="3"/>60 <text:s text:c="3"/>31 PO <text:s/>FB <text:s/>51 <text:s/>2 <text:s text:c="3"/>80 19040 173</text:p>
      <text:p text:style-name="P33"><text:s/>' PASCALN.RUNTIME.LOAD <text:s text:c="6"/>PUB000 <text:s text:c="3"/>60 <text:s text:c="3"/>16 PO <text:s/>U <text:s text:c="2"/>26 <text:s/>1 <text:s text:c="6"/>19069 173</text:p>
      <text:p text:style-name="P36"><text:s/>' PASCALN.<text:span text:style-name="T49">RUNTIME.MATHLIB</text:span> <text:s text:c="3"/>PUB013 <text:s text:c="3"/>30 <text:s text:c="3"/>24 PO <text:s/>U <text:s text:c="2"/>80 <text:s/>1 <text:s text:c="6"/>19069 173</text:p>
      <text:p text:style-name="P35"><text:s/>' PASCALN.RUNTIME.MATHTEXT <text:s text:c="2"/>PUB001 <text:s text:c="3"/>24 <text:s text:c="4"/>7 PO <text:s/>FB <text:s/>29 <text:s/>1 <text:s text:c="3"/>80 19040 180</text:p>
      <text:p text:style-name="P33"><text:s/>' PASCALN.RUNTIME.TEXT <text:s text:c="6"/>PUB001 <text:s text:c="3"/>24 <text:s text:c="3"/>13 PO <text:s/>FB <text:s/>54 <text:s/>1 <text:s text:c="3"/>80 19040 173</text:p>
      <text:p text:style-name="P33"><text:s/>' PASCALN.TESTPGM.ASM <text:s text:c="7"/>PUB000 <text:s text:c="2"/>150 <text:s text:c="4"/>2 PO <text:s/>FB <text:s text:c="2"/>1 <text:s/>1 <text:s text:c="3"/>80 19040 173</text:p>
      <text:p text:style-name="P33"><text:s/>' PASCALN.TESTPGM.CNTL <text:s text:c="6"/>PUB000 <text:s text:c="2"/>150 <text:s text:c="4"/>7 PO <text:s/>FB <text:s text:c="2"/>4 <text:s/>1 <text:s text:c="3"/>80 19040 173</text:p>
      <text:p text:style-name="P33"><text:s/>' PASCALN.TESTPGM.LOAD <text:s text:c="6"/>PUB002 <text:s text:c="3"/>75 <text:s text:c="4"/>5 PO <text:s/>U <text:s text:c="3"/>6 <text:s/>1 <text:s text:c="6"/>19069 173</text:p>
      <text:p text:style-name="P33"><text:s/>' PASCALN.TESTPGM.PAS <text:s text:c="7"/>PUB011 <text:s text:c="3"/>60 <text:s text:c="3"/>45 PO <text:s/>FB <text:s/>75 <text:s/>1 <text:s text:c="3"/>80 19040 173</text:p>
      <text:p text:style-name="P33"><text:s/>' PASCALN.TESTPGM.TEXT <text:s text:c="6"/>PUB002 <text:s text:c="3"/>75 <text:s text:c="4"/>1 PO <text:s/>FB <text:s text:c="2"/>1 <text:s/>1 <text:s text:c="3"/>80 19040</text:p>
      <text:p text:style-name="P33"><text:s text:c="3"/>**END** <text:s text:c="3"/>TOTALS: <text:s text:c="3"/>5090 TRKS ALLOC <text:s text:c="6"/>756 TRKS USED <text:s text:c="5"/>32 EXTENTS</text:p>
      <text:p text:style-name="P38"><text:span text:style-name="T13">Step </text:span><text:span text:style-name="T21">5</text:span><text:span text:style-name="T13">: </text:span><text:span text:style-name="T15">Upload </text:span><text:span text:style-name="T21">the PASDECOD program using the Job PASDECOD</text:span></text:p>
      <text:p text:style-name="P70"/>
      <text:p text:style-name="P60"><text:span text:style-name="T2">This job compiles and links the ASSEMBLER program PASDECOD, which is used to decode the binary information on the following job (which makes up the Pascal program SPLITMVS). <text:s/></text:span></text:p>
      <text:p text:style-name="P60"><text:span text:style-name="T13"/></text:p>
      <text:p text:style-name="P61"><text:span text:style-name="T13"/></text:p>
      <text:p text:style-name="P61"><text:span text:style-name="T13">Step </text:span><text:span text:style-name="T21">6</text:span><text:span text:style-name="T13">: </text:span><text:span text:style-name="T21">Run PASLOAD0 (Upload SPLITMVS)</text:span></text:p>
      <text:p text:style-name="P71"/>
      <text:p text:style-name="P64">PASLOAD0 transfers some OBJ files to PASCALN.RUNTIME.TEXT; <text:span text:style-name="T59">these OBJ files are needed to build the SPLITMVS utility that puts everything in the right place. </text:span></text:p>
      <text:p text:style-name="P16"/>
      <text:p text:style-name="P16">These are the OBJ files <text:span text:style-name="T59">(old 2017.12 version; PC directory): </text:span><text:s/></text:p>
      <text:p text:style-name="P16"/>
      <text:p text:style-name="P34">07.12.2017 <text:s/>23:54 <text:s text:c="11"/>39.760 PASLIBX.OBJ</text:p>
      <text:p text:style-name="P34">07.12.2017 <text:s/>23:54 <text:s text:c="11"/>31.600 PASMONN.OBJ</text:p>
      <text:p text:style-name="P34">07.12.2017 <text:s/>23:54 <text:s text:c="11"/>37.680 PASSNAP.OBJ</text:p>
      <text:p text:style-name="P34">07.12.2017 <text:s/>23:54 <text:s text:c="11"/>17.760 PASUTILS.OBJ</text:p>
      <text:p text:style-name="P34">07.12.2017 <text:s/>23:54 <text:s text:c="11"/>10.800 SPLITMVS.OBJ</text:p>
      <text:p text:style-name="P43"><text:span text:style-name="T3"/></text:p>
      <text:p text:style-name="P19">PASCALN.RUNTIME.TEXT should look <text:span text:style-name="T38">similar to t</text:span>his after <text:span text:style-name="T59">PASLOAD0:</text:span></text:p>
      <text:p text:style-name="P19"/>
      <text:p text:style-name="P33"><text:s/>PASCALN.RUNTIME.TEXT on PUB001 ------------------------------------- Row 1 of</text:p>
      <text:p text:style-name="P33"><text:s/>Command ===&gt; __________________________________________________ Scroll ===&gt; C</text:p>
      <text:p text:style-name="P33"><text:s text:c="3"/>_NAME___ <text:s text:c="2"/>_TTR__ VV.MM <text:s/>CREATED _____CHANGED_____ <text:s/>INIT _SIZE <text:s text:c="2"/>MOD __ID__</text:p>
      <text:p text:style-name="P33"><text:s/>. PASLIBX <text:s text:c="3"/>000101</text:p>
      <text:p text:style-name="P33"><text:s/>. PASMONN <text:s text:c="3"/>000301</text:p>
      <text:p text:style-name="P33"><text:s/>. PASSNAP <text:s text:c="3"/>000401</text:p>
      <text:p text:style-name="P33"><text:s/>. PASUTILS <text:s text:c="2"/>000601</text:p>
      <text:p text:style-name="P33"><text:s/>. SPLITMVS <text:s text:c="2"/>000603</text:p>
      <text:p text:style-name="P33"><text:s text:c="3"/>**END** <text:s text:c="3"/>000604 <text:s text:c="4"/>2017-12-07 PUB001 <text:s/>MOD <text:s text:c="18"/>IBMOSVS2</text:p>
      <text:p text:style-name="P33"/>
      <text:p text:style-name="P33"/>
      <text:p text:style-name="Source_20_Code"><text:s/></text:p>
      <text:p text:style-name="P78"><text:span text:style-name="T56">Step </text:span><text:span text:style-name="T57">7</text:span><text:span text:style-name="T56">: </text:span><text:span text:style-name="T58">Run PASINST1 to b</text:span><text:span text:style-name="T57">uild the SPLITMVS load module </text:span></text:p>
      <text:p text:style-name="P24"/>
      <text:p text:style-name="P66">The Job PASINST1 builds the SPLITMVS load module from the OBJ files in PASCALN.RUNTIME.TEXT. This should be a no-brainer and complete with RC = 0. </text:p>
      <text:p text:style-name="P66"><text:line-break/>SPLITMVS will <text:span text:style-name="T59">be used in PASLOAD1, 2 and 3 </text:span>(see later) and put everything at the right place. </text:p>
      <text:p text:style-name="P66"/>
      <text:p text:style-name="P62"><text:span text:style-name="T1">SPLITMVS is a Pascal program, BTW. If you complete the installation successfully, you will see the source code of SPLITMVS on PASCALN.TESTPGM.PAS. </text:span></text:p>
      <text:p text:style-name="P62"><text:span text:style-name="T13"/></text:p>
      <text:p text:style-name="P62"><text:span text:style-name="T13"/></text:p>
      <text:p text:style-name="P62"><text:span text:style-name="T13">Step </text:span><text:span text:style-name="T22">8</text:span><text:span text:style-name="T13">: </text:span><text:span text:style-name="T12">Run </text:span><text:span text:style-name="T19">the </text:span><text:span text:style-name="T12">Job</text:span><text:span text:style-name="T19">s</text:span><text:span text:style-name="T12"> PASLOAD</text:span><text:span text:style-name="T19">1, PASLOAD2 and PASLOAD3</text:span><text:span text:style-name="T12"> (SPLITMVS) to put everything at the right place </text:span></text:p>
      <text:p text:style-name="P24"/>
      <text:p text:style-name="P19">The job<text:span text:style-name="T40">s</text:span> PASLOAD<text:span text:style-name="T40">1, PASLOAD2 and PASLOAD3</text:span> run the Pascal program SPLITMVS. <text:span text:style-name="T59">The jobs contain large instream data sets; SPLITMVS reads this data <text:line-break/>and builds (many) small members from this information and puts them at the right places. </text:span></text:p>
      <text:p text:style-name="P19"/>
      <text:p text:style-name="P67"><text:span text:style-name="T39">PASLOAD1.JOB – <text:tab/>contains the compiler and the runtime (mandatory)<text:line-break/>PASLOAD2.JOB – <text:tab/>contains test programs and job control to compile them <text:line-break/>PASLOAD3.JOB – <text:tab/>contains older versions of the compiler (1979, 1982, 2012) <text:line-break/><text:tab/><text:tab/><text:tab/>and more sample programs </text:span><text:line-break/></text:p>
      <text:p text:style-name="P68">only PAS<text:span text:style-name="T59">LOAD1.JOB </text:span>is really mandatory to run and test the compiler. </text:p>
      <text:p text:style-name="P66"/>
      <text:p text:style-name="P21">If PASLOAD<text:span text:style-name="T40">1 (PASLOAD2, PASLOAD3)</text:span> completes successfully, the most critical part of the installation is done. </text:p>
      <text:p text:style-name="P21"/>
      <text:p text:style-name="P39"><text:span text:style-name="T13">Step </text:span><text:span text:style-name="T22">9</text:span><text:span text:style-name="T13">: </text:span><text:span text:style-name="T16">Run Job PAS</text:span><text:span text:style-name="T17">INST2</text:span><text:span text:style-name="T16"> </text:span><text:span text:style-name="T17">to complete the installation</text:span></text:p>
      <text:p text:style-name="P25"/>
      <text:p text:style-name="P13"><text:span text:style-name="T3">The job PAS</text:span><text:span text:style-name="T4">INST2</text:span><text:span text:style-name="T3"> </text:span><text:span text:style-name="T4">builds load modules from different TEXT objects, including the load modules for the two compiler passes (PASCAL1 and PASCAL2). </text:span></text:p>
      <text:p text:style-name="P21"/>
      <text:p text:style-name="P21">The first steps of PASINST2 show a return code of 8, which is OK, but the last two steps should return zero: </text:p>
      <text:p text:style-name="P21"/>
      <text:p text:style-name="P33"><text:s text:c="48"/>J E S 2 <text:s text:c="2"/>J O B <text:s text:c="2"/>L O G</text:p>
      <text:p text:style-name="P33">10.17.33 JOB <text:s/>158 <text:s/>$HASP373 PASCALNI STARTED - INIT <text:s/>1 - CLASS A - SYS TK4-</text:p>
      <text:p text:style-name="P33">10.17.33 JOB <text:s/>158 <text:s/>IEF403I PASCALNI - STARTED - TIME=10.17.33</text:p>
      <text:p text:style-name="P33">10.17.33 JOB <text:s/>158 <text:s/>IEFACTRT - Stepname <text:s/>Procstep <text:s/>Program <text:s text:c="2"/>Retcode</text:p>
      <text:p text:style-name="P33">10.17.33 JOB <text:s/>158 <text:s/>PASCALNI <text:s text:c="2"/>LKEDA <text:s text:c="14"/>IEWLF880 <text:s/>RC= 0008</text:p>
      <text:p text:style-name="P33">10.17.33 JOB <text:s/>158 <text:s/>PASCALNI <text:s text:c="2"/>LKEDB <text:s text:c="14"/>IEWLF880 <text:s/>RC= 0008</text:p>
      <text:p text:style-name="P33">10.17.33 JOB <text:s/>158 <text:s/>PASCALNI <text:s text:c="2"/>LKEDC <text:s text:c="14"/>IEWLF880 <text:s/>RC= 0008</text:p>
      <text:p text:style-name="P33">10.17.33 JOB <text:s/>158 <text:s/>PASCALNI <text:s text:c="2"/>LKEDD <text:s text:c="14"/>IEWLF880 <text:s/>RC= 0008</text:p>
      <text:p text:style-name="P33">10.17.33 JOB <text:s/>158 <text:s/>PASCALNI <text:s text:c="2"/>LKEDE <text:s text:c="14"/>IEWLF880 <text:s/>RC= 0008</text:p>
      <text:p text:style-name="P33">10.17.33 JOB <text:s/>158 <text:s/>PASCALNI <text:s text:c="2"/>LKED1 <text:s text:c="14"/>IEWLF880 <text:s/>RC= 0000</text:p>
      <text:p text:style-name="P33">10.17.33 JOB <text:s/>158 <text:s/>PASCALNI <text:s text:c="2"/>LKED2 <text:s text:c="14"/>IEWLF880 <text:s/>RC= 0000</text:p>
      <text:p text:style-name="P33">10.17.33 JOB <text:s/>158 <text:s/>IEF404I PASCALNI - ENDED - TIME=10.17.33</text:p>
      <text:p text:style-name="P33">10.17.33 JOB <text:s/>158 <text:s/>$HASP395 PASCALNI ENDED</text:p>
      <text:p text:style-name="P33"/>
      <text:p text:style-name="P20"/>
      <text:p text:style-name="P58"><text:span text:style-name="T3">A</text:span><text:span text:style-name="T1">fter this final installation step, the load libraries PASCALN.COMPILER.LOAD and PASCALN.RUNTIME.LOAD should contain the executable modules (PASCALN.COMPILER.LOAD: the two compiler passes PASCAL1 and PASCAL2 and PASCALN.RUNTIME.LOAD: 5 executable objects, which are linked to the applications as needed). </text:span></text:p>
      <text:p text:style-name="P58"><text:span text:style-name="T13"/></text:p>
      <text:p text:style-name="P58"><text:span text:style-name="T13"/></text:p>
      <text:p text:style-name="P58"><text:span text:style-name="T13">Step </text:span><text:span text:style-name="T12">1</text:span><text:span text:style-name="T22">0</text:span><text:span text:style-name="T13">: </text:span><text:span text:style-name="T12">Copying Compiler procedures to SYS2.PROCLIB</text:span></text:p>
      <text:p text:style-name="P14"><text:span text:style-name="T12"><text:line-break/></text:span><text:span text:style-name="T29">There are f</text:span><text:span text:style-name="T32">ive</text:span><text:span text:style-name="T29"> JCL procedures to support the work with Stanford Pascal: </text:span></text:p>
      <text:list xml:id="list2758949524" text:style-name="L2">
        <text:list-item>
          <text:p text:style-name="P55"><text:span text:style-name="T33">PASNC</text:span><text:span text:style-name="T29"> (compile </text:span><text:span text:style-name="T30">and create FB 80 </text:span><text:span text:style-name="T31">object</text:span><text:span text:style-name="T30"> file in TEXT dataset)</text:span><text:span text:style-name="T29">,</text:span></text:p>
        </text:list-item>
        <text:list-item>
          <text:p text:style-name="P55"><text:span text:style-name="T33">PASNCG</text:span><text:span text:style-name="T29"> (compile and go, </text:span><text:span text:style-name="T31">doesn‘t create any objects)</text:span><text:span text:style-name="T29">, </text:span></text:p>
        </text:list-item>
        <text:list-item>
          <text:p text:style-name="P55"><text:span text:style-name="T33">PASNCL</text:span><text:span text:style-name="T29"> (compile and link, creates </text:span><text:span text:style-name="T30">load module in LOAD </text:span><text:span text:style-name="T29">dataset), </text:span></text:p>
        </text:list-item>
        <text:list-item>
          <text:p text:style-name="P56"><text:span text:style-name="T33">PASNCLG</text:span><text:span text:style-name="T29"> (compile, link and go, creates </text:span><text:span text:style-name="T30">load module in LOAD </text:span><text:span text:style-name="T29">dataset). </text:span></text:p>
        </text:list-item>
        <text:list-item>
          <text:p text:style-name="P57"><text:span text:style-name="T33">PASNCL</text:span><text:span text:style-name="T35">O</text:span><text:span text:style-name="T29"> (compile and link </text:span><text:span text:style-name="T32">using the old compiler version, <text:line-break/>used in bootstrapping)</text:span></text:p>
        </text:list-item>
      </text:list>
      <text:p text:style-name="P63"><text:span text:style-name="T29">These f</text:span><text:span text:style-name="T32">ive</text:span><text:span text:style-name="T29"> procedures are distributed in file </text:span><text:span text:style-name="T33">PASCALN.COMPILER.PROCLIB</text:span><text:span text:style-name="T29">. </text:span></text:p>
      <text:p text:style-name="P77"><text:span text:style-name="T4">I </text:span><text:span text:style-name="T1">strongly suggest that you copy these </text:span><text:span text:style-name="T8">five</text:span><text:span text:style-name="T1"> members to </text:span><text:span text:style-name="T24">SYS2.PROCLIB</text:span><text:span text:style-name="T1">, so that <text:line-break/>you can call them from everywhere. </text:span></text:p>
      <text:p text:style-name="P26"/>
      <text:p text:style-name="P30"><text:span text:style-name="T1">These is another procedure </text:span><text:span text:style-name="T24">PAS1982T</text:span><text:span text:style-name="T1">, which can be used to run the </text:span><text:span text:style-name="T24">1982 McGill version</text:span><text:span text:style-name="T1"> of the compiler. It can be used to compare this old version to the actual version. I had to do </text:span><text:span text:style-name="T7">this </text:span><text:span text:style-name="T1">sometimes to look if certain errors were already present in the 1982 version, or if I </text:span><text:span text:style-name="T6">have </text:span><text:span text:style-name="T1">inserted them. </text:span><text:span text:style-name="T7">But to use the 1982 compiler, you will have to compile it before, using the actual compiler. </text:span></text:p>
      <text:p text:style-name="P28"/>
      <text:p text:style-name="P30"><text:span text:style-name="T1">The </text:span><text:span text:style-name="T24">1979 </text:span><text:span text:style-name="T26">Stanford </text:span><text:span text:style-name="T24">version</text:span><text:span text:style-name="T1">, which is present on the distribution, too, does not compile with the actual compiler, but it is present in executable form elsewhere <text:line-break/>on TK4-. <text:line-break/><text:line-break/><text:line-break/><text:line-break/><text:line-break/></text:span><text:span text:style-name="T41">Step </text:span><text:span text:style-name="T42">1</text:span><text:span text:style-name="T44">1</text:span><text:span text:style-name="T41">: </text:span><text:span text:style-name="T43">Troubleshooting – Known problems</text:span></text:p>
      <text:p text:style-name="P31"><text:span text:style-name="T42"><text:line-break/></text:span><text:span text:style-name="T46">a</text:span><text:span text:style-name="T45">) With z/OS, the module name of the linkage editor is </text:span><text:span text:style-name="T48">IEWL</text:span><text:span text:style-name="T45">; IEWLF880 <text:line-break/>will not work </text:span></text:p>
      <text:p text:style-name="P22"/>
      <text:p text:style-name="P31"><text:span text:style-name="T45">b) The compiler needs the Fortran library </text:span><text:span text:style-name="T48">SYS1.FORTLIB</text:span><text:span text:style-name="T45"> for certain subroutine calls (SIN, SQRT etc.). To reduce this Fortran dependency, I removed SYS1.FORTLIB from the compiler procedures and inserted </text:span><text:span text:style-name="T48">PASCALN.RUNTIME.MATHLIB</text:span><text:span text:style-name="T45"> instead. </text:span></text:p>
      <text:p text:style-name="P22"/>
      <text:p text:style-name="P31"><text:span text:style-name="T45">So: on TK4- (Hercules), you should </text:span><text:span text:style-name="T48">copy SYS1.FORTLIB to PASCALN.RUNTIME. MATHLIB</text:span><text:span text:style-name="T45">. Same goes for </text:span><text:span text:style-name="T47">a </text:span><text:span text:style-name="T45">z/OS installation. </text:span></text:p>
      <text:p text:style-name="P22"/>
      <text:p text:style-name="P31"><text:span text:style-name="T45">If you don‘t have a SYS1.FORTLIB on your system, you could build on</text:span><text:span text:style-name="T47">e</text:span><text:span text:style-name="T45"> from </text:span><text:span text:style-name="T48">PASCALN.RUNTIME.TEXT(MATHLIB)</text:span><text:span text:style-name="T45">; this is distributed with PASLOAD1 and <text:line-break/>is a image of SYS1.FORTLIB in </text:span><text:span text:style-name="T48">XMI format</text:span><text:span text:style-name="T45">. There is a Job called PASFORTL <text:line-break/>on PASCALN.COMPILER.CNTL, which builds the PASCALN.RUNTIME.MATHLIB from this XMI file. </text:span></text:p>
      <text:p text:style-name="P40"><text:span text:style-name="T13">Step </text:span><text:span text:style-name="T16">1</text:span><text:span text:style-name="T23">2</text:span><text:span text:style-name="T13">: </text:span><text:span text:style-name="T18">Verifying the Pascal compiler installation</text:span></text:p>
      <text:p text:style-name="P19"/>
      <text:p text:style-name="P14"><text:span text:style-name="T29">T</text:span><text:span text:style-name="T30">o verify the installation, I suggest that you run some example programs, using the sample jobs on </text:span><text:span text:style-name="T34">PASCALN.TESTPGM.CNTL.</text:span></text:p>
      <text:p text:style-name="P29"/>
      <text:p text:style-name="P26">For example: </text:p>
      <text:p text:style-name="P26"/>
      <text:p text:style-name="P26">- PRIMZERL: computes a large table of primes and does some prime factor computations using this table</text:p>
      <text:p text:style-name="P26"/>
      <text:p text:style-name="P26">- FIBOK: computes some Fibonacci numbers using a very expensive recursive algorithm</text:p>
      <text:p text:style-name="P26"/>
      <text:p text:style-name="P26">- FIBDEMO: the same as FIBOK, but ends with ABEND 1002 due to a logic error (and shows the PASSNAP features, a language specific abend handler) </text:p>
      <text:p text:style-name="P26"/>
      <text:p text:style-name="P26">- TESTPAS: old sample program from the 1979 Stanford installation (still working) </text:p>
      <text:p text:style-name="P26"/>
      <text:p text:style-name="P27">You could also try the Pascal source code formatter PASFORM: <text:s/></text:p>
      <text:p text:style-name="P27"/>
      <text:p text:style-name="P27">use PASFORM on PASCALN.COMPILER.CNTL to compile it and PASFORM on PASCALN.TESTPGM.CNTL to run it on the first pass of the compiler (output goes to PASCALN.TESTPGM.PAS). </text:p>
      <text:p text:style-name="P27"/>
      <text:p text:style-name="P27">Have fun with this new version of the Stanford Pascal compiler; <text:line-break/>please send comments and suggestions to </text:p>
      <text:p text:style-name="P18"><text:a xlink:type="simple" xlink:href="mailto:berndoppolzer@yahoo.com" text:style-name="Internet_20_link" text:visited-style-name="Visited_20_Internet_20_Link"><text:span text:style-name="T28">berndoppolzer@yahoo.com</text:span></text:a></text:p>
      <text:p text:style-name="P27">or </text:p>
      <text:p text:style-name="P18"><text:a xlink:type="simple" xlink:href="mailto:bernd.oppolzer@t-online.de" text:style-name="Internet_20_link" text:visited-style-name="Visited_20_Internet_20_Link"><text:span text:style-name="T28">bernd.oppolzer@t-online.de</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1"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1"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1"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New Stanford Pascal Compiler – Installation for MVS (TK4-) <text:tab/>- page <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1T00:55:41.143000000</dc:date>
    <meta:editing-duration>PT2H26M40S</meta:editing-duration>
    <meta:editing-cycles>23</meta:editing-cycles>
    <meta:generator>LibreOffice/5.3.7.2$Windows_x86 LibreOffice_project/6b8ed514a9f8b44d37a1b96673cbbdd077e24059</meta:generator>
    <meta:print-date>2018-05-11T00:45:11.777000000</meta:print-date>
    <meta:document-statistic meta:table-count="0" meta:image-count="0" meta:object-count="0" meta:page-count="10" meta:paragraph-count="166" meta:word-count="2473" meta:character-count="16179" meta:non-whitespace-character-count="12786"/>
  </office:meta>
</office:document-meta>
</file>